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910403910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910403910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910403910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910403910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910403910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910403910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910403910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910403910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910403910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910403910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910403910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910403910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910403910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910403910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910403910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<text:s/>et cadastré <text:text-input text:description="Cadastre">licence_view.get_parcels() </text:text-input><text:s/>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910403910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Communale. <text:line-break/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6:57.884599567</dc:date>
    <dc:language>fr-FR</dc:language>
    <meta:editing-cycles>78</meta:editing-cycles>
    <meta:editing-duration>P1DT9H52M28S</meta:editing-duration>
    <meta:document-statistic meta:table-count="0" meta:image-count="0" meta:object-count="0" meta:page-count="2" meta:paragraph-count="20" meta:word-count="269" meta:character-count="2184" meta:non-whitespace-character-count="1965"/>
    <meta:user-defined meta:name="Info 1"/>
    <meta:user-defined meta:name="Info 2"/>
    <meta:user-defined meta:name="Info 3"/>
    <meta:user-defined meta:name="Info 4"/>
  </office:meta>
</office:document-meta>
</file>